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2.487cm" fo:margin-right="0cm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DejaVu Sans" fo:font-size="10pt" fo:letter-spacing="normal" fo:font-style="normal" fo:text-shadow="none" style:text-underline-style="none" fo:font-weight="bold" style:letter-kerning="fals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DejaVu Sans" fo:font-size="10pt" fo:letter-spacing="normal" fo:font-style="normal" fo:text-shadow="none" style:text-underline-style="none" fo:font-weight="bold" style:letter-kerning="fals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tracked-changes text:track-changes="false">
        <text:changed-region text:id="ct164577920">
          <text:insertion>
            <office:change-info>
              <dc:creator>Gauthier Bastien</dc:creator>
              <dc:date>2011-01-06T12:37:00</dc:date>
            </office:change-info>
          </text:insertion>
        </text:changed-region>
        <text:changed-region text:id="ct161682816">
          <text:insertion>
            <office:change-info>
              <dc:creator>Gauthier Bastien</dc:creator>
              <dc:date>2011-01-06T12:38:00</dc:date>
            </office:change-info>
          </text:insertion>
        </text:changed-region>
        <text:changed-region text:id="ct161869920">
          <text:insertion>
            <office:change-info>
              <dc:creator>Gauthier Bastien</dc:creator>
              <dc:date>2011-01-06T12:37:00</dc:date>
            </office:change-info>
          </text:insertion>
        </text:changed-region>
        <text:changed-region text:id="ct161650832">
          <text:insertion>
            <office:change-info>
              <dc:creator>Gauthier Bastien</dc:creator>
              <dc:date>2011-01-06T12:39:00</dc:date>
            </office:change-info>
          </text:insertion>
        </text:changed-region>
        <text:changed-region text:id="ct164813136">
          <text:insertion>
            <office:change-info>
              <dc:creator>Gauthier Bastien</dc:creator>
              <dc:date>2011-01-06T12:39:00</dc:date>
            </office:change-info>
          </text:insertion>
        </text:changed-region>
        <text:changed-region text:id="ct164172936">
          <text:insertion>
            <office:change-info>
              <dc:creator>Gauthier Bastien</dc:creator>
              <dc:date>2011-01-06T12:39:00</dc:date>
            </office:change-info>
          </text:insertion>
        </text:changed-region>
        <text:changed-region text:id="ct165180752">
          <text:insertion>
            <office:change-info>
              <dc:creator>Gauthier Bastien</dc:creator>
              <dc:date>2011-01-06T12:40:00</dc:date>
            </office:change-info>
          </text:insertion>
        </text:changed-region>
        <text:changed-region text:id="ct164429432">
          <text:insertion>
            <office:change-info>
              <dc:creator>Gauthier Bastien</dc:creator>
              <dc:date>2011-01-06T12:40:00</dc:date>
            </office:change-info>
          </text:insertion>
        </text:changed-region>
        <text:changed-region text:id="ct165189608">
          <text:insertion>
            <office:change-info>
              <dc:creator>Gauthier Bastien</dc:creator>
              <dc:date>2011-01-06T12:40:00</dc:date>
            </office:change-info>
          </text:insertion>
        </text:changed-region>
        <text:changed-region text:id="ct165498920">
          <text:insertion>
            <office:change-info>
              <dc:creator>Gauthier Bastien</dc:creator>
              <dc:date>2011-01-06T12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span text:style-name="T1">RECOMMANDE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Cadre1" text:anchor-type="paragraph" svg:x="5.761cm" svg:y="0.041cm" svg:width="9.98cm" draw:z-index="0"><draw:text-box fo:min-height="3.399cm"><text:p text:style-name="P2">TRANSMIS DU RAPPORT</text:p><text:p text:style-name="P2">DU COLLEGE RELATIF A UN DOSSIER DE</text:p><text:p text:style-name="P2">PERMIS D'URBANISME</text:p><text:p text:style-name="P2">à l'Administration Provinciale de l'Urbanisme</text:p><text:p text:style-name="P2">à NAMUR</text:p><text:p text:style-name="P2">Article 107, <text:span text:style-name="T3">§</text:span> 4 du CWATUP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Monsieur le Fonctionnaire-délégué,</text:p>
      <text:p text:style-name="P3"/>
      <text:p text:style-name="P3"/>
      <text:p text:style-name="P3">Nous avons l'honneur de vous transmettre le dossier de <text:change-start text:change-id="ct164577920"/>self.getApplicantsSignaletic(withaddress=True)<text:change-end text:change-id="ct164577920"/>, tendant à <text:change-start text:change-id="ct161682816"/>self.getLicenceSubject()<text:change-end text:change-id="ct161682816"/>, sur <text:s/>une <text:s/>parcelle sise à <text:change-start text:change-id="ct161869920"/>self.getPortionOutsText()<text:change-end text:change-id="ct161869920"/></text:p>
      <text:p text:style-name="P3"/>
      <text:p text:style-name="P3">Ce <text:s/>dossier est accompagné du rapport rendu par <text:s/>notre Collège Communal réuni en sa séance du <text:change-start text:change-id="ct161650832"/><text:span text:style-name="T2">urbanEventObj.getDecisionDate().strftime('%d/%m/%Y')</text:span><text:change-end text:change-id="ct161650832"/></text:p>
      <text:p text:style-name="P3"/>
      <text:p text:style-name="P3"/>
      <text:p text:style-name="P3">Avis du Collège sur la demande : <text:change-start text:change-id="ct164813136"/>self.getDecision()<text:change-end text:change-id="ct164813136"/></text:p>
      <text:p text:style-name="P3">(voir rapport en annexe).</text:p>
      <text:p text:style-name="P3"/>
      <text:p text:style-name="P3">Nous vous souhaitons bonne réception de la présente et vous <text:s/>prions <text:s/>d'agréer, <text:s text:c="2"/>Monsieur <text:s/>le <text:s/>Fonctionnaire-délégué, l'assurance de nos salutations distinguées.</text:p>
      <text:p text:style-name="P3"/>
      <text:p text:style-name="P3">Date : <text:s/>le <text:change-start text:change-id="ct164172936"/><text:span text:style-name="T2">urbanEventObj.getEventDate().strftime('%d/%m/%Y')</text:span><text:change-end text:change-id="ct164172936"/></text:p>
      <text:p text:style-name="P3"/>
      <text:p text:style-name="Standard"/>
      <text:p text:style-name="P2">Par le Collège,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text:change-start text:change-id="ct165180752"/>self.portal_urban.getDefaultSignatures().split('\n')[0]<text:change-end text:change-id="ct165180752"/></text:p>
          </table:table-cell>
          <table:table-cell table:style-name="Tableau2.A1" office:value-type="string">
            <text:p text:style-name="P5"><text:change-start text:change-id="ct164429432"/>self.portal_urban.getDefaultSignatures().split('\n')[2]<text:change-end text:change-id="ct164429432"/></text:p>
          </table:table-cell>
        </table:table-row>
        <table:table-row>
          <table:table-cell table:style-name="Tableau2.A1" office:value-type="string">
            <text:p text:style-name="P6"/>
            <text:p text:style-name="P6"/>
            <text:p text:style-name="P6"/>
            <text:p text:style-name="P6"/>
          </table:table-cell>
          <table:table-cell table:style-name="Tableau2.A1" office:value-type="string">
            <text:p text:style-name="P7"/>
          </table:table-cell>
        </table:table-row>
        <table:table-row>
          <table:table-cell table:style-name="Tableau2.A1" office:value-type="string">
            <text:p text:style-name="P4"><text:change-start text:change-id="ct165189608"/>self.portal_urban.getDefaultSignatures().split('\n')[1]<text:change-end text:change-id="ct165189608"/></text:p>
          </table:table-cell>
          <table:table-cell table:style-name="Tableau2.A1" office:value-type="string">
            <text:p text:style-name="P5"><text:change-start text:change-id="ct165498920"/>self.portal_urban.getDefaultSignatures().split('\n')[3]<text:change-end text:change-id="ct165498920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06T12:37:01</meta:creation-date>
    <dc:date>2011-01-06T12:40:29</dc:date>
    <dc:creator>Gauthier Bastien</dc:creator>
    <meta:editing-duration>PT00H03M28S</meta:editing-duration>
    <meta:editing-cycles>5</meta:editing-cycles>
    <meta:generator>OpenOffice.org/3.1$Linux OpenOffice.org_project/310m19$Build-9420</meta:generator>
    <meta:document-statistic meta:table-count="1" meta:image-count="0" meta:object-count="0" meta:page-count="1" meta:paragraph-count="19" meta:word-count="108" meta:character-count="1067"/>
  </office:meta>
</office:document-meta>
</file>